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237d8" officeooo:paragraph-rsid="000237d8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8pt" officeooo:rsid="000237d8" officeooo:paragraph-rsid="000237d8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 introducción</text:p>
      <text:p text:style-name="P1"/>
      <text:p text:style-name="P2">dff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37d8" officeooo:paragraph-rsid="000237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Kevin Alejandro Ramos Bernal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8:39:43.453813600</meta:creation-date>
    <dc:date>2026-01-12T18:43:00.992117500</dc:date>
    <meta:editing-duration>PT3M19S</meta:editing-duration>
    <meta:editing-cycles>1</meta:editing-cycles>
    <meta:document-statistic meta:table-count="0" meta:image-count="0" meta:object-count="0" meta:page-count="1" meta:paragraph-count="3" meta:word-count="7" meta:character-count="51" meta:non-whitespace-character-count="47"/>
    <meta:generator>LibreOffice/25.2.7.2$Windows_X86_64 LibreOffice_project/5cbfd1ab6520636bb5f7b99185aa69bd7456825d</meta:generator>
  </office:meta>
</office:document-meta>
</file>